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7" style:family="paragraph" style:parent-style-name="Table_20_Contents">
      <style:text-properties style:font-name="Liberation Sans" fo:font-size="12pt" style:font-size-asian="12pt" style:font-size-complex="12pt"/>
    </style:style>
    <style:style style:name="P18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9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3" style:family="paragraph" style:parent-style-name="Footnote">
      <style:text-properties style:font-name="Liberation Sans" officeooo:rsid="043ccc66" officeooo:paragraph-rsid="0e849f1d"/>
    </style:style>
    <style:style style:name="P24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6" style:family="paragraph" style:parent-style-name="Footnote">
      <style:text-properties style:font-name="Liberation Sans" officeooo:paragraph-rsid="1015e93a"/>
    </style:style>
    <style:style style:name="P27" style:family="paragraph" style:parent-style-name="Footnote">
      <style:text-properties style:font-name="Liberation Sans" officeooo:paragraph-rsid="108c34c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0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8353c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070a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15943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Standard">
      <style:text-properties officeooo:paragraph-rsid="1097b912"/>
    </style:style>
    <style:style style:name="P88" style:family="paragraph" style:parent-style-name="Standard">
      <style:text-properties officeooo:paragraph-rsid="109940d7"/>
    </style:style>
    <style:style style:name="P89" style:family="paragraph" style:parent-style-name="Standard">
      <style:text-properties officeooo:paragraph-rsid="109a5ef3"/>
    </style:style>
    <style:style style:name="P90" style:family="paragraph" style:parent-style-name="Standard">
      <style:text-properties officeooo:paragraph-rsid="10a3f65d"/>
    </style:style>
    <style:style style:name="P91" style:family="paragraph" style:parent-style-name="Standard">
      <style:text-properties officeooo:paragraph-rsid="10ab1f0a"/>
    </style:style>
    <style:style style:name="P92" style:family="paragraph" style:parent-style-name="Standard">
      <style:text-properties officeooo:rsid="10b5b188" officeooo:paragraph-rsid="10b5b188"/>
    </style:style>
    <style:style style:name="P93" style:family="paragraph" style:parent-style-name="Standard">
      <style:text-properties officeooo:paragraph-rsid="10bb6617"/>
    </style:style>
    <style:style style:name="P94" style:family="paragraph" style:parent-style-name="Standard">
      <style:text-properties officeooo:paragraph-rsid="10c51381"/>
    </style:style>
    <style:style style:name="P95" style:family="paragraph" style:parent-style-name="Footnote">
      <style:text-properties officeooo:paragraph-rsid="105c5e96"/>
    </style:style>
    <style:style style:name="P96" style:family="paragraph" style:parent-style-name="Standard">
      <style:text-properties officeooo:paragraph-rsid="10c8353c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fo:language="nl" fo:country="NL" style:language-asian="nl" style:country-asian="NL"/>
    </style:style>
    <style:style style:name="T12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officeooo:rsid="02f99a6c"/>
    </style:style>
    <style:style style:name="T1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8d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3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4" style:family="text">
      <style:text-properties fo:color="#000000" loext:opacity="100%" fo:language="nl" fo:country="NL" officeooo:rsid="10cb9fce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style:font-size-asian="12pt" style:font-size-complex="12pt"/>
    </style:style>
    <style:style style:name="T221" style:family="text">
      <style:text-properties officeooo:rsid="04473353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b5b188" style:font-weight-asian="bold" style:font-weight-complex="bold"/>
    </style:style>
    <style:style style:name="T224" style:family="text">
      <style:text-properties fo:font-weight="bold" officeooo:rsid="10b7d6ce" style:font-weight-asian="bold" style:font-weight-complex="bold"/>
    </style:style>
    <style:style style:name="T225" style:family="text">
      <style:text-properties officeooo:rsid="0aace3cd"/>
    </style:style>
    <style:style style:name="T226" style:family="text">
      <style:text-properties fo:font-size="10pt" officeooo:rsid="04473353" style:font-size-asian="10pt" style:font-size-complex="10pt"/>
    </style:style>
    <style:style style:name="T22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style:font-name="Liberation Mono" fo:font-size="11pt" officeooo:rsid="10048e31" style:font-size-asian="11pt" style:font-size-complex="11pt"/>
    </style:style>
    <style:style style:name="T231" style:family="text">
      <style:text-properties officeooo:rsid="0f95a7a0"/>
    </style:style>
    <style:style style:name="T232" style:family="text">
      <style:text-properties officeooo:rsid="0f8f58bd"/>
    </style:style>
    <style:style style:name="T233" style:family="text">
      <style:text-properties style:font-name="Ubuntu1" fo:font-size="10pt" officeooo:rsid="04473353" style:font-size-asian="10pt" style:font-size-complex="10pt"/>
    </style:style>
    <style:style style:name="T234" style:family="text">
      <style:text-properties officeooo:rsid="101b90cf"/>
    </style:style>
    <style:style style:name="T235" style:family="text">
      <style:text-properties officeooo:rsid="101e15d6"/>
    </style:style>
    <style:style style:name="T236" style:family="text">
      <style:text-properties officeooo:rsid="10048e31"/>
    </style:style>
    <style:style style:name="T237" style:family="text">
      <style:text-properties style:text-underline-style="none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ae487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c24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font-variant="normal" fo:text-transform="none" style:use-window-font-color="true" loext:opacity="0%" style:text-position="super 58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officeooo:rsid="10a19599"/>
    </style:style>
    <style:style style:name="T264" style:family="text">
      <style:text-properties officeooo:rsid="10b5b188"/>
    </style:style>
    <style:style style:name="T265" style:family="text">
      <style:text-properties officeooo:rsid="10b887a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7"><text:span text:style-name="T174">C</text:span><text:span text:style-name="T173">hecklist voor </text:span><text:span text:style-name="T175">de installatie</text:span><text:span text:style-name="T173"> van </text:span><text:span text:style-name="T173"><text:user-field-get text:name="Distro">Debian</text:user-field-get></text:span><text:span text:style-name="T176"><text:s/></text:span><text:span text:style-name="T176"><text:user-field-get text:name="Version">12</text:user-field-get></text:span><text:span text:style-name="T177"><text:note text:id="ftn1" text:note-class="footnote"><text:note-citation>1</text:note-citation><text:note-body><text:p text:style-name="P27"><text:span text:style-name="T246">D</text:span><text:span text:style-name="T247">eze </text:span><text:span text:style-name="Strong_20_Emphasis"><text:span text:style-name="T244"><text:user-field-get text:name="Distro">Debian</text:user-field-get></text:span></text:span><text:span text:style-name="T248"><text:s/></text:span><text:span text:style-name="T254"><text:user-field-get text:name="Version">12</text:user-field-get></text:span><text:span text:style-name="T254"><text:s/></text:span><text:span text:style-name="Strong_20_Emphasis"><text:span text:style-name="T245">Desktop</text:span></text:span><text:span text:style-name="T247"> (codenaam </text:span><text:span text:style-name="T251">bookworm</text:span><text:span text:style-name="T247">) van </text:span><text:span text:style-name="T253">11 </text:span><text:span text:style-name="T252">juni</text:span><text:span text:style-name="T249"> </text:span><text:span text:style-name="Strong_20_Emphasis"><text:span text:style-name="T255"><text:user-field-get text:name="Releaseyear">2023</text:user-field-get></text:span></text:span><text:span text:style-name="T250"><text:s/></text:span><text:span text:style-name="T247">wordt gedurende 5 jaar ondersteund tot </text:span><text:span text:style-name="T253">30 </text:span><text:span text:style-name="T252">juni</text:span><text:span text:style-name="T247"> 202</text:span><text:span text:style-name="T252">8</text:span><text:span text:style-name="T247">.</text:span></text:p></text:note-body></text:note></text:span><text:span text:style-name="T178"><text:s/></text:span><text:span text:style-name="T180">Desktop</text:span><text:span text:style-name="T179">.</text:span></text:p>
      <text:p text:style-name="P39"/>
      <text:p text:style-name="P39">Dit is een invulbare PDF, afdrukken is niet noodzakelijk.</text:p>
      <text:p text:style-name="P35"/>
      <text:p text:style-name="P98">Vul het tekstvak achter &lt;...&gt; in:</text:p>
      <text:p text:style-name="P31"><text:span text:style-name="Definition"><text:span text:style-name="T12">&lt;GEBRUIKER&gt;</text:span></text:span><text:span text:style-name="T210"><text:tab/><text:tab/></text:span><text:span text:style-name="T220"> <text:tab/><text:tab/></text:span><draw:control text:anchor-type="as-char" svg:y="-0.4cm" draw:z-index="16" draw:name="Gebruiker 1" draw:style-name="gr2" draw:text-style-name="P107" svg:width="7.4cm" svg:height="0.6cm" draw:control="control15"><svg:title>Gebruiker</svg:title><svg:desc>Volledige naam, bijv. Jan Stek</svg:desc></draw:control><text:span text:style-name="T211"><text:tab/> <text:s text:c="2"/></text:span><text:span text:style-name="T256">Bijvoorbeeld:</text:span><text:span text:style-name="T208"> </text:span><text:span text:style-name="T209">J</text:span><text:span text:style-name="T217">a</text:span><text:span text:style-name="T209">n </text:span><text:span text:style-name="T217">Jansen</text:span></text:p>
      <text:p text:style-name="P96"><text:span text:style-name="Definition"><text:span text:style-name="T219">&lt;g</text:span></text:span><text:span text:style-name="Definition"><text:span text:style-name="T237">ebruikersnaam&gt;<text:tab/></text:span></text:span><text:span text:style-name="T207"><draw:control text:anchor-type="as-char" svg:y="-0.4cm" draw:z-index="17" draw:name="Gberuikersnaam 2" draw:style-name="gr2" draw:text-style-name="P107" svg:width="7.4cm" svg:height="0.6cm" draw:control="control16"><svg:title>Gebruikersnaam</svg:title><svg:desc>Korte naam, bijv. jan</svg:desc></draw:control></text:span><text:span text:style-name="T207"><text:tab/> <text:s text:c="2"/></text:span><text:span text:style-name="T260">Bijvoorbeeld:</text:span><text:span text:style-name="T4"> </text:span><text:span text:style-name="T195">j</text:span><text:span text:style-name="T196">a</text:span><text:span text:style-name="T195">n</text:span></text:p>
      <text:p text:style-name="P31"><text:span text:style-name="Definition"><text:span text:style-name="T237">&lt;COMPUTERNAAM&gt;</text:span></text:span><text:span text:style-name="T218"><text:tab/><text:tab/></text:span><draw:control text:anchor-type="as-char" svg:y="-0.4cm" draw:z-index="18" draw:name="Computernaam 1" draw:style-name="gr2" draw:text-style-name="P107" svg:width="7.4cm" svg:height="0.6cm" draw:control="control17"><svg:title>Computernaam</svg:title><svg:desc>Unieke naam van de computer</svg:desc></draw:control><text:tab/> <text:s text:c="2"/><text:span text:style-name="T258">Bijvoorbeeld:</text:span><text:span text:style-name="T213"> </text:span><text:span text:style-name="T214">pc02</text:span></text:p>
      <text:p text:style-name="P29"><text:span text:style-name="Definition"><text:span text:style-name="T215">&lt;GEBRUIKER&gt;<text:tab/></text:span></text:span><text:span text:style-name="T212"><text:tab/></text:span><text:span text:style-name="T220"> <text:tab/><text:tab/></text:span><text:span text:style-name="T211"><draw:control text:anchor-type="as-char" svg:y="-0.4cm" draw:z-index="19" draw:name="Gebruiker 2" draw:style-name="gr2" draw:text-style-name="P108" svg:width="7.4cm" svg:height="0.6cm" draw:control="control18"><svg:title>Gebruiker</svg:title><svg:desc>Volledige naam, bijv. Jan Stek</svg:desc></draw:control></text:span><text:span text:style-name="T211"><text:tab/> <text:s text:c="2"/></text:span><text:span text:style-name="T257">Eventuele 2</text:span><text:span text:style-name="T261">e</text:span><text:span text:style-name="T257"> gebruiker.</text:span></text:p>
      <text:p text:style-name="P96"><text:span text:style-name="Definition"><text:span text:style-name="T215">&lt;GEBRUIKERSN</text:span></text:span><text:span text:style-name="Definition"><text:span text:style-name="T216">aa</text:span></text:span><text:span text:style-name="Definition"><text:span text:style-name="T215">M&gt;<text:tab/></text:span></text:span><text:span text:style-name="T207"><draw:control text:anchor-type="as-char" svg:y="-0.4cm" draw:z-index="20" draw:name="Gberuikersnaam 1" draw:style-name="gr2" draw:text-style-name="P107" svg:width="7.4cm" svg:height="0.6cm" draw:control="control19"><svg:title>Gebruikersnaam</svg:title><svg:desc>Korte naam, bijv. jan</svg:desc></draw:control></text:span><text:span text:style-name="T207"><text:tab/> <text:s text:c="2"/></text:span><text:span text:style-name="T259">Eventuele 2</text:span><text:span text:style-name="T262">e</text:span><text:span text:style-name="T259"> gebruiker.</text:span></text:p>
      <text:p text:style-name="P99">Vervang &lt;...&gt; in deze checklist door de waarde in het tekstvak.</text:p>
      <text:p text:style-name="P32"/>
      <text:p text:style-name="P32"/>
      <text:p text:style-name="P30"><text:span text:style-name="T192">Nog niet op Linux?</text:span><text:span text:style-name="T186"><text:tab/></text:span><text:span text:style-name="T189">G</text:span><text:span text:style-name="T185">ebruik </text:span><text:span text:style-name="Strong_20_Emphasis"><text:span text:style-name="T193">Checklist </text:span></text:span><text:span text:style-name="Strong_20_Emphasis"><text:span text:style-name="T194">overzetten</text:span></text:span><text:span text:style-name="T185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87"> onder </text:span><text:span text:style-name="T191">Linux</text:span><text:span text:style-name="T188">.</text:span></text:p>
      <text:p text:style-name="P22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71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8"><text:span text:style-name="Strong_20_Emphasis"><text:span text:style-name="T190"/></text:span></text:p>
      <text:p text:style-name="P28"><text:span text:style-name="Strong_20_Emphasis"><text:span text:style-name="T190"/></text:span></text:p>
      <text:list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8"><draw:control text:anchor-type="as-char" draw:z-index="9" draw:name="Vorm 2" draw:style-name="gr1" draw:text-style-name="P10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31">Aanmelden als 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2" text:note-class="footnote"><text:note-citation>2</text:note-citation><text:note-body><text:p text:style-name="P23"><text:span text:style-name="T155">E</text:span><text:span text:style-name="T156">v</text:span><text:span text:style-name="T157">en</text:span><text:span text:style-name="T159">t</text:span><text:span text:style-name="T160">uele </text:span><text:span text:style-name="T161">extra </text:span><text:span text:style-name="Definition"><text:span text:style-name="T227">gebruiker</text:span></text:span><text:span text:style-name="T161">s aanmelden </text:span><text:span text:style-name="T162">en dezelfde stappen uitvoeren</text:span><text:span text:style-name="T158">.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1" draw:name="Vorm 5" draw:style-name="gr1" draw:text-style-name="P10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89"><text:span text:style-name="Strong_20_Emphasis"><text:span text:style-name="T60">D</text:span></text:span><text:span text:style-name="Strong_20_Emphasis"><text:span text:style-name="T35">ruk op de </text:span></text:span><text:span text:style-name="Strong_20_Emphasis"><text:span text:style-name="T64">Super</text:span></text:span><text:span text:style-name="Strong_20_Emphasis"><text:span text:style-name="T35">-toets</text:span></text:span><text:span text:style-name="Strong_20_Emphasis"><text:span text:style-name="T35"><text:note text:id="ftn3" text:note-class="footnote"><text:note-citation>3</text:note-citation><text:note-body><text:p text:style-name="P24"><text:span text:style-name="T181">De </text:span><text:span text:style-name="T183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34">, </text:span></text:span><text:span text:style-name="Strong_20_Emphasis"><text:span text:style-name="T60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56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40">.</text:span></text:span><text:span text:style-name="Strong_20_Emphasis"><text:span text:style-name="T37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2"><text:span text:style-name="T3">Typ</text:span><text:span text:style-name="Strong_20_Emphasis"><text:span text:style-name="T37"> de</text:span></text:span><text:span text:style-name="Strong_20_Emphasis"><text:span text:style-name="T41">z</text:span></text:span><text:span text:style-name="Strong_20_Emphasis"><text:span text:style-name="T37">e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4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1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1"><text:span text:style-name="User_20_Entry"><text:span text:style-name="T15">bash </text:span></text:span><text:span text:style-name="User_20_Entry"><text:span text:style-name="T16">get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8" office:value-type="string">
            <text:p text:style-name="P54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2" draw:name="Vorm 7" draw:style-name="gr1" draw:text-style-name="P106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20"><draw:control text:anchor-type="as-char" draw:z-index="23" draw:name="Vorm 8" draw:style-name="gr1" draw:text-style-name="P106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88"><text:span text:style-name="Strong_20_Emphasis"><text:span text:style-name="T59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4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3">3</text:note-ref></text:span></text:span><text:span text:style-name="Strong_20_Emphasis"><text:span text:style-name="T40">, </text:span></text:span><text:span text:style-name="Strong_20_Emphasis"><text:span text:style-name="T59">t</text:span></text:span><text:span text:style-name="Strong_20_Emphasis"><text:span text:style-name="T36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46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</text:span></text:span><text:span text:style-name="Strong_20_Emphasis"><text:span text:style-name="T69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57">Selecteer</text:span></text:span><text:span text:style-name="Strong_20_Emphasis"><text:span text:style-name="T44"> </text:span></text:span><text:span text:style-name="Strong_20_Emphasis"><text:span text:style-name="T107">1</text:span></text:span><text:span text:style-name="Strong_20_Emphasis"><text:span text:style-name="T84"> </text:span></text:span><text:span text:style-name="Strong_20_Emphasis"><text:span text:style-name="T85">Installatie voorbereiden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37"/>
      <text:list text:continue-numbering="true" text:style-name="L1">
        <text:list-item>
          <text:p text:style-name="P101"><text:bookmark-start text:name="__RefNumPara__4009_1271708128"/>Installatie uitvoeren<text:bookmark-end text:name="__RefNumPara__4009_1271708128"/></text:p>
        </text:list-item>
      </text:list>
      <text:p text:style-name="P3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" draw:name="Vorm9" draw:style-name="gr1" draw:text-style-name="P10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03">Start de computer op vanaf</text:span><text:span text:style-name="T203"><text:note text:id="ftn4" text:note-class="footnote"><text:note-citation>1</text:note-citation><text:note-body><text:p text:style-name="P95"><text:span text:style-name="T153">B</text:span><text:span text:style-name="T152">ootmenu/</text:span><text:span text:style-name="T153">S</text:span><text:span text:style-name="T152">etup</text:span><text:span text:style-name="T150"> via </text:span><text:span text:style-name="T148">é</text:span><text:span text:style-name="T149">é</text:span><text:span text:style-name="T153">n van de </text:span><text:span text:style-name="Definition"><text:span text:style-name="T151">Veelgebruikte toetsen:</text:span></text:span><text:span text:style-name="User_20_Entry"><text:span text:style-name="T154"> Esc, Delete, F1, F2, F9, F10, F11, of F12</text:span></text:span></text:p></text:note-body></text:note></text:span><text:span text:style-name="T203"> </text:span><text:span text:style-name="T204">een </text:span><text:span text:style-name="T199"><text:user-field-get text:name="Distro">Debian</text:user-field-get></text:span><text:span text:style-name="T200"><text:s/></text:span><text:span text:style-name="T200"><text:user-field-get text:name="Version">12</text:user-field-get></text:span><text:span text:style-name="T200"><text:s/></text:span><text:span text:style-name="T202">Desktop</text:span><text:span text:style-name="Strong_20_Emphasis"><text:span text:style-name="T201"> </text:span></text:span><text:span text:style-name="T205">Live</text:span><text:span text:style-name="T116"><text:note text:id="ftn5" text:note-class="footnote"><text:note-citation>2</text:note-citation><text:note-body><text:p text:style-name="P26"><text:span text:style-name="T221">Vanaf een </text:span><text:span text:style-name="T231">L</text:span><text:span text:style-name="T221">ive </text:span><text:span text:style-name="T232">USB</text:span><text:span text:style-name="T225">-stick</text:span><text:span text:style-name="T233"> </text:span><text:span text:style-name="T221">kunt u opstarten en </text:span><text:span text:style-name="T226">met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1">werken zonder enige bestanden op de harde schijf te wijzigen en maakt ook installatie van </text:span><text:span text:style-name="Strong_20_Emphasis"><text:span text:style-name="T206"><text:user-field-get text:name="Distro">Debian</text:user-field-get></text:span></text:span><text:span text:style-name="Strong_20_Emphasis"><text:span text:style-name="T206"><text:s/></text:span></text:span><text:span text:style-name="T221">mogelijk.</text:span></text:p></text:note-body></text:note></text:span><text:span text:style-name="T115"> </text:span><text:span text:style-name="T119">USB</text:span><text:span text:style-name="T117">-stick</text:span><text:span text:style-name="T117"><text:note text:id="ftn6" text:note-class="footnote"><text:note-citation>3</text:note-citation><text:note-body><text:p text:style-name="P86"><text:span text:style-name="Strong_20_Emphasis"><text:span text:style-name="T136">Maak een opstartbare USB-stick</text:span></text:span><text:span text:style-name="Strong_20_Emphasis"><text:span text:style-name="T132">:<text:line-break/></text:span></text:span><text:span text:style-name="T10">D</text:span><text:span text:style-name="Strong_20_Emphasis"><text:span text:style-name="T123">ow</text:span></text:span><text:span text:style-name="Strong_20_Emphasis"><text:span text:style-name="T124">nload </text:span></text:span><text:span text:style-name="Strong_20_Emphasis"><text:span text:style-name="T121">e</text:span></text:span><text:span text:style-name="Strong_20_Emphasis"><text:span text:style-name="T125">e</text:span></text:span><text:span text:style-name="Strong_20_Emphasis"><text:span text:style-name="T126">n</text:span></text:span><text:span text:style-name="Strong_20_Emphasis"><text:span text:style-name="T147"> </text:span></text:span><text:span text:style-name="Strong_20_Emphasis"><text:span text:style-name="T164">CD</text:span></text:span><text:span text:style-name="Strong_20_Emphasis"><text:span text:style-name="T163">-beeldbestand</text:span></text:span><text:span text:style-name="Strong_20_Emphasis"><text:span text:style-name="T124"> </text:span></text:span><text:span text:style-name="Strong_20_Emphasis"><text:span text:style-name="T130">(.iso) </text:span></text:span><text:span text:style-name="Strong_20_Emphasis"><text:span text:style-name="T127">v</text:span></text:span><text:span text:style-name="Strong_20_Emphasis"><text:span text:style-name="T128">anaf</text:span></text:span><text:span text:style-name="Strong_20_Emphasis"><text:span text:style-name="T129"> </text:span></text:span><text:a xlink:type="simple" xlink:href="https://www.debian.org/" text:style-name="Internet_20_link" text:visited-style-name="Visited_20_Internet_20_Link"><text:span text:style-name="Strong_20_Emphasis"><text:span text:style-name="T228">debian.org</text:span></text:span></text:a><text:span text:style-name="Strong_20_Emphasis"><text:span text:style-name="T129">, </text:span></text:span><text:span text:style-name="Strong_20_Emphasis"><text:span text:style-name="T131">klik </text:span></text:span><text:span text:style-name="Strong_20_Emphasis"><text:span text:style-name="T134">op </text:span></text:span><text:span text:style-name="Strong_20_Emphasis"><text:span text:style-name="T139">Andere</text:span></text:span><text:span text:style-name="Strong_20_Emphasis"><text:span text:style-name="T138"> downloads</text:span></text:span><text:span text:style-name="Strong_20_Emphasis"><text:span text:style-name="T134"> (onder Download</text:span></text:span><text:span text:style-name="Strong_20_Emphasis"><text:span text:style-name="T135">en</text:span></text:span><text:span text:style-name="Strong_20_Emphasis"><text:span text:style-name="T134">) en vervolgens op </text:span></text:span><text:span text:style-name="Strong_20_Emphasis"><text:span text:style-name="T138">Live-Gnome</text:span></text:span><text:span text:style-name="Strong_20_Emphasis"><text:span text:style-name="T134"> (onder </text:span></text:span><text:span text:style-name="Strong_20_Emphasis"><text:span text:style-name="T134"><text:user-field-get text:name="Distro">Debian</text:user-field-get></text:span></text:span><text:span text:style-name="Strong_20_Emphasis"><text:span text:style-name="T134"><text:s/>Live </text:span></text:span><text:span text:style-name="Strong_20_Emphasis"><text:span text:style-name="T135">uitproberen voordat u installeert</text:span></text:span><text:span text:style-name="Strong_20_Emphasis"><text:span text:style-name="T134">).</text:span></text:span></text:p><text:p text:style-name="P85"><text:span text:style-name="Strong_20_Emphasis"><text:span text:style-name="T133"><text:tab/>De volgende stappen staan beschreven in </text:span></text:span><text:span text:style-name="Strong_20_Emphasis"><text:span text:style-name="T137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29">karelzimmer.nl</text:span></text:span></text:a><text:span text:style-name="Strong_20_Emphasis"><text:span text:style-name="T133">, onder </text:span></text:span><text:span text:style-name="Strong_20_Emphasis"><text:span text:style-name="T137">Linux</text:span></text:span><text:span text:style-name="Strong_20_Emphasis"><text:span text:style-name="T133">.</text:span></text:span></text:p></text:note-body></text:note></text:span><text:span text:style-name="T118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31"/></text:span></text:p>
          </table:table-cell>
          <table:table-cell table:style-name="_32_._5f_Installatie_5f_uitvoeren.C2" office:value-type="string">
            <text:p text:style-name="P44"><text:span text:style-name="Strong_20_Emphasis"><text:span text:style-name="T57">Selecteer</text:span></text:span><text:span text:style-name="Strong_20_Emphasis"><text:span text:style-name="T74"> </text:span></text:span><text:span text:style-name="Strong_20_Emphasis"><text:span text:style-name="T95">Live </text:span></text:span><text:span text:style-name="Strong_20_Emphasis"><text:span text:style-name="T96">system (amd64)</text:span></text:span><text:span text:style-name="Strong_20_Emphasis"><text:span text:style-name="T72"> </text:span></text:span><text:span text:style-name="Strong_20_Emphasis"><text:span text:style-name="T75">en druk op de </text:span></text:span><text:span text:style-name="Strong_20_Emphasis"><text:span text:style-name="T76">Enter-</text:span></text:span><text:span text:style-name="Strong_20_Emphasis"><text:span text:style-name="T33">toets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7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68"><draw:control text:anchor-type="as-char" draw:z-index="13" draw:name="Vorm13_ 2" draw:style-name="gr1" draw:text-style-name="P106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0"><text:span text:style-name="Strong_20_Emphasis"><text:span text:style-name="T18">Doorloop de 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1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68"><draw:control text:anchor-type="as-char" draw:z-index="6" draw:name="Vorm13_1" draw:style-name="gr1" draw:text-style-name="P10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22">Start de installatie</text:span></text:span><text:span text:style-name="Strong_20_Emphasis"><text:span text:style-name="T78"> </text:span></text:span><text:span text:style-name="Strong_20_Emphasis"><text:span text:style-name="T33">via </text:span></text:span><text:span text:style-name="Strong_20_Emphasis"><text:span text:style-name="T34">een </text:span></text:span><text:span text:style-name="Strong_20_Emphasis"><text:span text:style-name="T48">klik op </text:span></text:span><text:span text:style-name="Strong_20_Emphasis"><text:span text:style-name="T91">Activities</text:span></text:span><text:span text:style-name="Strong_20_Emphasis"><text:span text:style-name="T48"> en </text:span></text:span><text:span text:style-name="Strong_20_Emphasis"><text:span text:style-name="T49">een </text:span></text:span><text:span text:style-name="Strong_20_Emphasis"><text:span text:style-name="T48">klik op</text:span></text:span><text:span text:style-name="Strong_20_Emphasis"><text:span text:style-name="T50"> </text:span></text:span><text:span text:style-name="Strong_20_Emphasis"><text:span text:style-name="T92">Install Debian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36">Typ '</text:span><text:span text:style-name="T230">live</text:span><text:span text:style-name="T23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6"><text:span text:style-name="Strong_20_Emphasis"><text:span text:style-name="T19">V</text:span></text:span><text:span text:style-name="Strong_20_Emphasis"><text:span text:style-name="T20">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40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68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22">Bij </text:span></text:span><text:span text:style-name="Strong_20_Emphasis"><text:span text:style-name="T99">Welcome</text:span></text:span><text:span text:style-name="Strong_20_Emphasis"><text:span text:style-name="T22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29">K</text:span></text:span><text:span text:style-name="Strong_20_Emphasis"><text:span text:style-name="T22">ies </text:span></text:span><text:span text:style-name="Strong_20_Emphasis"><text:span text:style-name="T99">Nederlands</text:span></text:span><text:span text:style-name="Strong_20_Emphasis"><text:span text:style-name="T22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14" draw:name="Vorm13_ 3" draw:style-name="gr1" draw:text-style-name="P106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18">Bij <text:span text:style-name="T222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0"><text:span text:style-name="T234">B</text:span>ij <text:span text:style-name="T222">Regio</text:span> <text:span text:style-name="T234">kies</text:span> <text:span text:style-name="T222">Europa</text:span> <text:span text:style-name="T264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15" draw:name="Vorm13_ 4" draw:style-name="gr1" draw:text-style-name="P106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18">Bij <text:span text:style-name="T222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0"><text:span text:style-name="T235">K</text:span>ies <text:span text:style-name="T222">English (US)</text:span> <text:span text:style-name="T263">en </text:span><text:span text:style-name="Strong_20_Emphasis"><text:span text:style-name="T263">English (US, intl., with dead keys)</text:span></text:span><text:span text:style-name="T263">, </text:span><text:span text:style-name="T264">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68"><draw:control text:anchor-type="as-char" draw:z-index="28" draw:name="Vorm13_ 5" draw:style-name="gr1" draw:text-style-name="P106" svg:width="0.35cm" svg:height="0.35cm" draw:control="control27"/></text:span></text:span></text:p>
          </table:table-cell>
          <table:table-cell table:style-name="_32_._5f_Installatie_5f_uitvoeren.C19" office:value-type="string">
            <text:p text:style-name="P18">Bij <text:span text:style-name="T223">Partities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9" office:value-type="string">
            <text:p text:style-name="P20"><text:span text:style-name="T235">K</text:span>ies <text:span text:style-name="T264">de juiste opties en </text:span><text:span text:style-name="Strong_20_Emphasis"><text:span text:style-name="T77">klik op </text:span></text:span><text:span text:style-name="Strong_20_Emphasis"><text:span text:style-name="T104">Volgende</text:span></text:span><text:span text:style-name="Strong_20_Emphasis"><text:span text:style-name="T77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19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4" draw:name="Vorm13" draw:style-name="gr1" draw:text-style-name="P10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8"><text:span text:style-name="Strong_20_Emphasis"><text:span text:style-name="T71">Bij </text:span></text:span><text:span text:style-name="Strong_20_Emphasis"><text:span text:style-name="T94">Gebruik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100">Wat is je naam?</text:span></text:span><text:span text:style-name="Strong_20_Emphasis"><text:span text:style-name="T24"> &lt;</text:span></text:span><text:span text:style-name="Definition"><text:span text:style-name="T8">gebruiker&gt;</text:span></text:span><text:span text:style-name="Strong_20_Emphasis"><text:span text:style-name="T66">,</text:span></text:span><text:span text:style-name="Strong_20_Emphasis"><text:span text:style-name="T67"><text:line-break/></text:span></text:span><text:span text:style-name="Strong_20_Emphasis"><text:span text:style-name="T100">Welke naam wil je gebruiken om in te loggen?</text:span></text:span><text:span text:style-name="Strong_20_Emphasis"><text:span text:style-name="T25"> &lt;</text:span></text:span><text:span text:style-name="Definition"><text:span text:style-name="T9">gebruikers</text:span></text:span><text:span text:style-name="Definition"><text:span text:style-name="T8">naam&gt;</text:span></text:span><text:span text:style-name="Strong_20_Emphasis"><text:span text:style-name="T22">,<text:line-break/></text:span></text:span><text:span text:style-name="Strong_20_Emphasis"><text:span text:style-name="T101">Wat is de </text:span></text:span><text:span text:style-name="Strong_20_Emphasis"><text:span text:style-name="T100">naam van deze </text:span></text:span><text:span text:style-name="Strong_20_Emphasis"><text:span text:style-name="T101">computer</text:span></text:span><text:span text:style-name="Strong_20_Emphasis"><text:span text:style-name="T26"> &lt;</text:span></text:span><text:span text:style-name="Definition"><text:span text:style-name="T8">computernaam&gt;</text:span></text:span><text:span text:style-name="Strong_20_Emphasis"><text:span text:style-name="T24">,</text:span></text:span></text:p>
            <text:p text:style-name="P93"><text:span text:style-name="Strong_20_Emphasis"><text:span text:style-name="T25">v</text:span></text:span><text:span text:style-name="Strong_20_Emphasis"><text:span text:style-name="T24">ul </text:span></text:span><text:span text:style-name="Strong_20_Emphasis"><text:span text:style-name="T27">tweemaal het </text:span></text:span><text:span text:style-name="Strong_20_Emphasis"><text:span text:style-name="T102">wachtwoord</text:span></text:span><text:span text:style-name="Strong_20_Emphasis"><text:span text:style-name="T27"> </text:span></text:span><text:span text:style-name="Strong_20_Emphasis"><text:span text:style-name="T24">in</text:span></text:span><text:span text:style-name="Strong_20_Emphasis"><text:span text:style-name="T21"> </text:span></text:span><text:span text:style-name="Strong_20_Emphasis"><text:span text:style-name="T30">en klik op </text:span></text:span><text:span text:style-name="Strong_20_Emphasis"><text:span text:style-name="T103">Volgende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0" draw:name="Vorm 4" draw:style-name="gr1" draw:text-style-name="P10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7">Samenvatting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Controleer de gemaakte keuzes en klik op <text:span text:style-name="T222">Installe</text:span><text:span text:style-name="T224">e</text:span><text:span text:style-name="T222">r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31" draw:name="Vorm 11" draw:style-name="gr1" draw:text-style-name="P106" svg:width="0.35cm" svg:height="0.35cm" draw:control="control30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8">Installeer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><text:span text:style-name="T265">Wacht op volgend scherm</text:span>.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8"><draw:control text:anchor-type="as-char" draw:z-index="29" draw:name="Vorm 3" draw:style-name="gr1" draw:text-style-name="P10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8"><text:span text:style-name="Strong_20_Emphasis"><text:span text:style-name="T71">Bij </text:span></text:span><text:span text:style-name="Strong_20_Emphasis"><text:span text:style-name="T97">Beëindig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3" office:value-type="string">
            <text:p text:style-name="P92">Zorg dat <text:span text:style-name="T222">Nu herstarten</text:span> is aangevinkt en klik op <text:span text:style-name="T222">Voltooid</text:span>.</text:p>
          </table:table-cell>
        </table:table-row>
      </table:table>
      <text:p text:style-name="P48"><text:span text:style-name="Strong_20_Emphasis"><text:span text:style-name="T79"/></text:span></text:p>
      <text:list text:continue-numbering="true" text:style-name="L1">
        <text:list-item>
          <text:p text:style-name="P103"><text:span text:style-name="Strong_20_Emphasis"><text:span text:style-name="T109">Installatie </text:span></text:span><text:span text:style-name="Strong_20_Emphasis"><text:span text:style-name="T110">afronden</text:span></text:span></text:p>
        </text:list-item>
      </text:list>
      <text:p text:style-name="P4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8"><draw:control text:anchor-type="as-char" draw:z-index="5" draw:name="Vorm22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94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6"><text:span text:style-name="Strong_20_Emphasis"><text:span text:style-name="T70"><draw:control text:anchor-type="as-char" draw:z-index="11" draw:name="Vorm 1" draw:style-name="gr1" draw:text-style-name="P10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45"><text:span text:style-name="Strong_20_Emphasis"><text:span text:style-name="T17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20"><draw:control text:anchor-type="as-char" draw:z-index="24" draw:name="Vorm4" draw:style-name="gr1" draw:text-style-name="P106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90"><text:span text:style-name="Strong_20_Emphasis"><text:span text:style-name="T62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7" text:note-class="footnote"><text:note-citation>1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2">t</text:span></text:span><text:span text:style-name="Strong_20_Emphasis"><text:span text:style-name="T36">yp </text:span></text:span><text:span text:style-name="Strong_20_Emphasis"><text:span text:style-name="T86">ter</text:span></text:span><text:span text:style-name="Strong_20_Emphasis"><text:span text:style-name="T87">m</text:span></text:span><text:span text:style-name="Strong_20_Emphasis"><text:span text:style-name="T37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88">Terminalvenst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1"><text:span text:style-name="T3">Typ</text:span><text:span text:style-name="Strong_20_Emphasis"><text:span text:style-name="T37"> de</text:span></text:span><text:span text:style-name="Strong_20_Emphasis"><text:span text:style-name="T51">z</text:span></text:span><text:span text:style-name="Strong_20_Emphasis"><text:span text:style-name="T52">e</text:span></text:span><text:span text:style-name="Strong_20_Emphasis"><text:span text:style-name="T37"> </text:span></text:span><text:span text:style-name="Strong_20_Emphasis"><text:span text:style-name="T42">drie </text:span></text:span><text:span text:style-name="Strong_20_Emphasis"><text:span text:style-name="T37">opdrachten, ieder gevolgd door de </text:span></text:span><text:span text:style-name="Strong_20_Emphasis"><text:span text:style-name="T65">Enter</text:span></text:span><text:span text:style-name="Strong_20_Emphasis"><text:span text:style-name="T33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14">sudo</text:span></text:span><text:span text:style-name="User_20_Entry"><text:span text:style-name="T15"> </text:span></text:span><text:span text:style-name="User_20_Entry"><text:span text:style-name="T1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1"><text:span text:style-name="User_20_Entry"><text:span text:style-name="T15">wget karelzimmer.nl/</text:span></text:span><text:span text:style-name="User_20_Entry"><text:span text:style-name="T166">getkz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1"><text:span text:style-name="User_20_Entry"><text:span text:style-name="T15">bash </text:span></text:span><text:span text:style-name="User_20_Entry"><text:span text:style-name="T16">g</text:span></text:span><text:span text:style-name="User_20_Entry"><text:span text:style-name="T167">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53"><text:span text:style-name="Strong_20_Emphasis"><text:span text:style-name="T42">V</text:span>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20"><draw:control text:anchor-type="as-char" draw:z-index="25" draw:name="Vorm 6" draw:style-name="gr1" draw:text-style-name="P106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58">D</text:span></text:span><text:span text:style-name="Strong_20_Emphasis"><text:span text:style-name="T54">r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165"><text:note-ref text:note-class="footnote" text:reference-format="text" text:ref-name="ftn7">1</text:note-ref></text:span></text:span><text:span text:style-name="Strong_20_Emphasis"><text:span text:style-name="T40">, </text:span></text:span><text:span text:style-name="Strong_20_Emphasis"><text:span text:style-name="T58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3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3</text:span></text:span><text:span text:style-name="Strong_20_Emphasis"><text:span text:style-name="T80"> </text:span></text:span><text:span text:style-name="Strong_20_Emphasis"><text:span text:style-name="T81">Installatie</text:span></text:span><text:span text:style-name="Strong_20_Emphasis"><text:span text:style-name="T82"> </text:span></text:span><text:span text:style-name="Strong_20_Emphasis"><text:span text:style-name="T83">afronden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49"><text:span text:style-name="Strong_20_Emphasis"><text:span text:style-name="T28"><text:tab/></text:span></text:span></text:p>
      <text:p text:style-name="P50"><text:span text:style-name="Strong_20_Emphasis"><text:span text:style-name="T44"><text:tab/></text:span></text:span></text:p>
      <text:list text:continue-numbering="true" text:style-name="L1">
        <text:list-item>
          <text:p text:style-name="P102"><text:span text:style-name="Strong_20_Emphasis"><text:span text:style-name="T1">Gebruiker inrichten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7" draw:name="Vorm36_0" draw:style-name="gr1" draw:text-style-name="P106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0" draw:name="Vorm36_ 1" draw:style-name="gr1" draw:text-style-name="P106" svg:width="0.35cm" svg:height="0.35cm" draw:control="control9"/></text:span></text:span></text:p>
          </table:table-cell>
          <table:table-cell table:style-name="Tabel2.D1" office:value-type="string">
            <text:p text:style-name="P47"><text:span text:style-name="Strong_20_Emphasis"><text:span text:style-name="T28">Aanmelden als </text:span></text:span><text:span text:style-name="Strong_20_Emphasis"><text:span text:style-name="T31">&lt;</text:span></text:span><text:span text:style-name="Definition"><text:span text:style-name="T6">gebruike</text:span></text:span><text:span text:style-name="Definition"><text:span text:style-name="T7">r&gt;</text:span></text:span><text:span text:style-name="Strong_20_Emphasis"><text:span text:style-name="T32"><text:note text:id="ftn8" text:note-class="footnote"><text:note-citation>1</text:note-citation><text:note-body><text:p text:style-name="P58"><text:span text:style-name="User_20_Entry"><text:span text:style-name="T122">E</text:span></text:span><text:span text:style-name="User_20_Entry"><text:span text:style-name="T140">v</text:span></text:span><text:span text:style-name="User_20_Entry"><text:span text:style-name="T141">en</text:span></text:span><text:span text:style-name="User_20_Entry"><text:span text:style-name="T143">t</text:span></text:span><text:span text:style-name="User_20_Entry"><text:span text:style-name="T144">uele </text:span></text:span><text:span text:style-name="User_20_Entry"><text:span text:style-name="T145">extra </text:span></text:span><text:span text:style-name="Definition"><text:span text:style-name="T227">gebruiker</text:span></text:span><text:span text:style-name="User_20_Entry"><text:span text:style-name="T145">s aanmelden </text:span></text:span><text:span text:style-name="User_20_Entry"><text:span text:style-name="T146">en dezelfde stappen uitvoeren</text:span></text:span><text:span text:style-name="User_20_Entry"><text:span text:style-name="T142">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72"><text:span text:style-name="Strong_20_Emphasis"><text:span text:style-name="T68"/></text:span></text:p>
          </table:table-cell>
          <table:table-cell table:style-name="Tabel2.A1" office:value-type="string">
            <text:p text:style-name="P72"><text:span text:style-name="Strong_20_Emphasis"><text:span text:style-name="T68"><draw:control text:anchor-type="as-char" draw:z-index="12" draw:name="Vorm36_ 4" draw:style-name="gr1" draw:text-style-name="P106" svg:width="0.35cm" svg:height="0.35cm" draw:control="control11"/></text:span></text:span></text:p>
          </table:table-cell>
          <table:table-cell table:style-name="Tabel2.D2" office:value-type="string">
            <text:p text:style-name="P45"><text:span text:style-name="Strong_20_Emphasis"><text:span text:style-name="T17">Doorloop de welkomstschermen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20"><draw:control text:anchor-type="as-char" draw:z-index="26" draw:name="Vorm 9" draw:style-name="gr1" draw:text-style-name="P106" svg:width="0.35cm" svg:height="0.35cm" draw:control="control25"/></text:span></text:span></text:p>
          </table:table-cell>
          <table:table-cell table:style-name="Tabel2.A1" office:value-type="string">
            <text:p text:style-name="P76"><text:span text:style-name="Strong_20_Emphasis"><text:span text:style-name="T120"><draw:control text:anchor-type="as-char" draw:z-index="27" draw:name="Vorm 10" draw:style-name="gr1" draw:text-style-name="P106" svg:width="0.35cm" svg:height="0.35cm" draw:control="control26"/></text:span></text:span></text:p>
          </table:table-cell>
          <table:table-cell table:style-name="Tabel2.D5" office:value-type="string">
            <text:p text:style-name="P43"><text:span text:style-name="Strong_20_Emphasis"><text:span text:style-name="T61">Dr</text:span></text:span><text:span text:style-name="Strong_20_Emphasis"><text:span text:style-name="T54">uk</text:span></text:span><text:span text:style-name="Strong_20_Emphasis"><text:span text:style-name="T34"> op</text:span></text:span><text:span text:style-name="Strong_20_Emphasis"><text:span text:style-name="T40"> de </text:span></text:span><text:span text:style-name="Strong_20_Emphasis"><text:span text:style-name="T65">Super</text:span></text:span><text:span text:style-name="Strong_20_Emphasis"><text:span text:style-name="T40">-toets</text:span></text:span><text:span text:style-name="Strong_20_Emphasis"><text:span text:style-name="T35"><text:note text:id="ftn9" text:note-class="footnote"><text:note-citation>2</text:note-citation><text:note-body><text:p text:style-name="P25"><text:span text:style-name="T181">De </text:span><text:span text:style-name="T184">Super</text:span><text:span text:style-name="T181">-toets 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0">, </text:span></text:span><text:span text:style-name="Strong_20_Emphasis"><text:span text:style-name="T61">t</text:span></text:span><text:span text:style-name="Strong_20_Emphasis"><text:span text:style-name="T36">yp </text:span></text:span><text:span text:style-name="Strong_20_Emphasis"><text:span text:style-name="T93">men</text:span></text:span><text:span text:style-name="Strong_20_Emphasis"><text:span text:style-name="T90">u</text:span></text:span><text:span text:style-name="Strong_20_Emphasis"><text:span text:style-name="T55"> </text:span></text:span><text:span text:style-name="Strong_20_Emphasis"><text:span text:style-name="T38">e</text:span></text:span><text:span text:style-name="Strong_20_Emphasis"><text:span text:style-name="T33">n </text:span></text:span><text:span text:style-name="Strong_20_Emphasis"><text:span text:style-name="T39">k</text:span></text:span><text:span text:style-name="Strong_20_Emphasis"><text:span text:style-name="T33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6" office:value-type="string">
            <text:p text:style-name="P42"><text:span text:style-name="Strong_20_Emphasis"><text:span text:style-name="T57">Selecteer</text:span></text:span><text:span text:style-name="Strong_20_Emphasis"><text:span text:style-name="T47"> </text:span></text:span><text:span text:style-name="Strong_20_Emphasis"><text:span text:style-name="T108">4</text:span></text:span><text:span text:style-name="Strong_20_Emphasis"><text:span text:style-name="T80"> </text:span></text:span><text:span text:style-name="Strong_20_Emphasis"><text:span text:style-name="T63">Gebruiker inrichten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A1" office:value-type="string">
            <text:p text:style-name="P15"/>
          </table:table-cell>
          <table:table-cell table:style-name="Tabel2.D7" office:value-type="string">
            <text:p text:style-name="P56"><text:span text:style-name="T2">V</text:span><text:span text:style-name="Strong_20_Emphasis"><text:span text:style-name="T43">olg </text:span></text:span><text:span text:style-name="Strong_20_Emphasis"><text:span text:style-name="T44">de aanwijzingen op het scherm.</text:span></text:span></text:p>
          </table:table-cell>
        </table:table-row>
      </table:table>
      <text:p text:style-name="P21"/>
      <text:p text:style-name="P6"/>
      <text:p text:style-name="P60"><text:span text:style-name="T111">E</text:span><text:span text:style-name="T112">inde c</text:span><text:span text:style-name="T113">hecklist, </text:span><text:span text:style-name="T114">d</text:span><text:span text:style-name="T113">e</text:span><text:span text:style-name="T197"> installatie van </text:span><text:span text:style-name="T197"><text:user-field-get text:name="Distro">Debian</text:user-field-get></text:span><text:span text:style-name="T200"><text:s/></text:span><text:span text:style-name="T200"><text:user-field-get text:name="Version">12</text:user-field-get></text:span><text:span text:style-name="Strong_20_Emphasis"><text:span text:style-name="T198"><text:s/></text:span></text:span><text:span text:style-name="Strong_20_Emphasis"><text:span text:style-name="T202">Desktop</text:span></text:span><text:span text:style-name="Strong_20_Emphasis"><text:span text:style-name="T201"> </text:span></text:span><text:span text:style-name="T197">is voltooid.</text:span></text:p>
      <text:p text:style-name="P38"/>
      <text:list text:style-name="L2">
        <text:list-header>
          <text:p text:style-name="P104"><text:span text:style-name="Emphasis"><text:span text:style-name="T23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0">Karel Zimmer</text:span></text:span></text:a><text:span text:style-name="Emphasis"><text:span text:style-name="T241">.</text:span></text:span></text:p>
          <text:p text:style-name="P105"><text:span text:style-name="Emphasis"><text:span text:style-name="T243">Licentie </text:span></text:span><text:span text:style-name="Emphasis"><text:span text:style-name="T241">C</text:span></text:span><text:span text:style-name="Emphasis"><text:span text:style-name="T242">C0</text:span></text:span><text:span text:style-name="Emphasis"><text:span text:style-name="T241"> 1.0 </text:span></text:span><text:span text:style-name="Emphasis"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8"><text:s/></text:span></text:span><text:span text:style-name="Emphasis"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11-07T11:15:15.584149654">07-11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15:15.408116359</dc:date>
    <meta:keyword>Installatie</meta:keyword>
    <meta:keyword>Checklist</meta:keyword>
    <meta:keyword>Linux</meta:keyword>
    <meta:editing-cycles>7004</meta:editing-cycles>
    <meta:editing-duration>P12DT15H52M19S</meta:editing-duration>
    <dc:creator>Karel Zimmer</dc:creator>
    <meta:printed-by>Karel Zimmer</meta:printed-by>
    <meta:print-date>2024-09-26T16:34:51.644070518</meta:print-date>
    <meta:document-statistic meta:table-count="4" meta:image-count="2" meta:object-count="0" meta:page-count="4" meta:paragraph-count="108" meta:word-count="572" meta:character-count="3933" meta:non-whitespace-character-count="3405"/>
    <meta:user-defined meta:name="Info 1"/>
    <meta:user-defined meta:name="Info 2"/>
    <meta:user-defined meta:name="Info 3"/>
    <meta:user-defined meta:name="Info 4"/>
  </office:meta>
</office:document-meta>
</file>